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38.51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Fork Marzocchi 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jensonusa.com/Marzocchi-380-C2R2-26275-2017/" xlink:type="simple">http://www.jensonusa.com/Marzocchi-380-C2R2-26275-2017/</text:a></text:p>
          </table:table-cell>
          <table:table-cell/>
        </table:table-row>
        <table:table-row table:style-name="ro1">
          <table:table-cell office:value-type="string" calcext:value-type="string">
            <text:p>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peg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uminum 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/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acer ⅝ aluminum 2mm, 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cometkartsales.com/-219-Black-Sprocket-One-Piece.html" xlink:type="simple">https://cometkartsales.com/-219-Black-Sprocket-One-Piece.html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/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lts M5x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8x1.4 inch moto ri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s 200mm &amp; nipple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ch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shinkotireusa.com/product/sr241-series/21192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dd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bod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in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 reinforceme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12.9 M10x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 ⅝ aluminum 2mm, 15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ng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tubing 40x20mm (by meter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dropou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 &amp; brake calipe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moto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 c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pivo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4:.G89])" office:value-type="float" office:value="2582.5" calcext:value-type="float">
            <text:p>2582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00:36:42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8-02-03T01:03:18.212000000</dc:date>
    <meta:editing-duration>PT6H19M14S</meta:editing-duration>
    <meta:editing-cycles>20</meta:editing-cycles>
    <meta:generator>LibreOffice/5.0.3.2$Windows_x86 LibreOffice_project/e5f16313668ac592c1bfb310f4390624e3dbfb75</meta:generator>
    <meta:document-statistic meta:table-count="1" meta:cell-count="335" meta:object-count="0"/>
  </office:meta>
</office:document-meta>
</file>